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174374"/>
    </style:style>
    <style:style style:name="T3" style:family="text">
      <style:text-properties fo:text-transform="uppercase" fo:color="#313131" fo:font-size="13.5pt" fo:font-weight="normal" officeooo:rsid="00175ca4"/>
    </style:style>
    <style:style style:name="T4" style:family="text">
      <style:text-properties fo:text-transform="uppercase" fo:color="#313131" fo:font-size="13.5pt" fo:font-weight="normal" officeooo:rsid="0017b875"/>
    </style:style>
    <style:style style:name="T5" style:family="text">
      <style:text-properties fo:text-transform="uppercase" fo:color="#313131" fo:font-size="13.5pt" fo:font-weight="normal" officeooo:rsid="0018fa35"/>
    </style:style>
    <style:style style:name="T6" style:family="text">
      <style:text-properties fo:text-transform="uppercase" fo:color="#313131" fo:font-size="13.5pt" fo:font-weight="normal" officeooo:rsid="0019485e"/>
    </style:style>
    <style:style style:name="T7" style:family="text">
      <style:text-properties fo:text-transform="uppercase" fo:color="#313131" fo:font-size="13.5pt" fo:font-weight="normal" officeooo:rsid="00199e9b"/>
    </style:style>
    <style:style style:name="T8" style:family="text">
      <style:text-properties fo:text-transform="uppercase" fo:color="#313131" fo:font-size="13.5pt" fo:font-weight="normal" officeooo:rsid="0019c3f1"/>
    </style:style>
    <style:style style:name="T9" style:family="text">
      <style:text-properties fo:text-transform="uppercase" fo:color="#313131" fo:font-size="13.5pt" fo:font-weight="normal" officeooo:rsid="001b6b85"/>
    </style:style>
    <style:style style:name="T10" style:family="text">
      <style:text-properties fo:text-transform="uppercase" fo:color="#313131" fo:font-size="13.5pt" fo:font-weight="normal" officeooo:rsid="001d3ee9"/>
    </style:style>
    <style:style style:name="T11" style:family="text">
      <style:text-properties fo:text-transform="uppercase" fo:color="#313131" fo:font-size="13.5pt" fo:font-weight="normal" officeooo:rsid="001e1d0b"/>
    </style:style>
    <style:style style:name="T12" style:family="text">
      <style:text-properties fo:font-style="italic"/>
    </style:style>
    <style:style style:name="T13" style:family="text">
      <style:text-properties fo:color="#f86f00"/>
    </style:style>
    <style:style style:name="T14" style:family="text">
      <style:text-properties fo:color="#f86f00" fo:font-size="16.5pt" fo:font-weight="bold"/>
    </style:style>
    <style:style style:name="T15" style:family="text">
      <style:text-properties fo:color="#404040"/>
    </style:style>
    <style:style style:name="T16" style:family="text">
      <style:text-properties fo:color="#404040" fo:font-size="16.5pt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1. </text:span><text:span text:style-name="T1">KOUMI KOUMI</text:span>Eliza Women Oxford Heels Shoes</text:h>
      <text:section text:style-name="Sect1" text:name="productDesc">
        <text:p text:style-name="P1">- <text:span text:style-name="T12">Heels shoes</text:span><text:line-break/>- Material PU <text:span text:style-name="T12">leather</text:span><text:line-break/>- Warna abu<text:line-break/>- Model <text:span text:style-name="T12">oxford shoes</text:span><text:line-break/>- <text:span text:style-name="T12">Round toe</text:span><text:line-break/>- Tali depan<text:line-break/>- <text:span text:style-name="T12">Rubber sole</text:span><text:line-break/>- Tinggi <text:span text:style-name="T12">chunky heels</text:span> 7 cm<text:line-break/>- <text:span text:style-name="T12">Size</text:span> dalam foto: 38 (23.5 cm)</text:p>
        <text:p text:style-name="P1"><text:span text:style-name="T14">RP</text:span><text:span text:style-name="T13"> </text:span><text:span text:style-name="T14">242.100</text:span> </text:p>
      </text:section>
      <text:p text:style-name="Standard"/>
      <text:h text:style-name="P2" text:outline-level="1"><text:span text:style-name="T3">2. </text:span><text:span text:style-name="T1">SOMETHING BORROWED COLLECTION</text:span>Two Tone T Bar Pumps</text:h>
      <text:section text:style-name="Sect1" text:name="Section1">
        <text:p text:style-name="P1"><text:bookmark text:name="productDesc"/>Two Tone T Bar Pumps by Something Borrowed Collection<text:line-break/><text:line-break/>- <text:span text:style-name="T12">High heels</text:span><text:line-break/>- Material <text:span text:style-name="T12">faux suede</text:span><text:line-break/>- Kombinasi warna hitam dan <text:span text:style-name="T12">beige</text:span><text:line-break/>- Detail <text:span text:style-name="T12">ankle strap</text:span><text:line-break/>- <text:span text:style-name="T12">Gold tone buckle</text:span><text:line-break/>- <text:span text:style-name="T12">Strappy pointy toe</text:span><text:line-break/>- Model <text:span text:style-name="T12">T-bar</text:span><text:line-break/>- <text:span text:style-name="T12">Synthetic outsole</text:span><text:line-break/>- Tinggi <text:span text:style-name="T12">heels</text:span> 10 cm</text:p>
        <text:p text:style-name="P1"><text:span text:style-name="T16">RP</text:span><text:span text:style-name="T15"> </text:span><text:span text:style-name="T16">219.000</text:span> </text:p>
      </text:section>
      <text:p text:style-name="Standard"/>
      <text:h text:style-name="P2" text:outline-level="1"><text:span text:style-name="T4">3. </text:span><text:span text:style-name="T1">SIDEWALK EXCLUSIVE</text:span>Pippi Suede Pumps</text:h>
      <text:section text:style-name="Sect1" text:name="Section2">
        <text:p text:style-name="P1"><text:bookmark text:name="productDesc1"/>- <text:span text:style-name="T12">Pump shoes</text:span><text:line-break/>- Kombinasi bahan <text:span text:style-name="T12">suede</text:span> dan PU<text:line-break/>- Warna hitam<text:line-break/>- Detail <text:span text:style-name="T12">studs</text:span><text:line-break/>- Tinggi <text:span text:style-name="T12">heels</text:span>: 11.5 cm</text:p>
        <text:p text:style-name="P1"><text:span text:style-name="T16">RP</text:span><text:span text:style-name="T15"> </text:span><text:span text:style-name="T16">229.000</text:span> </text:p>
      </text:section>
      <text:p text:style-name="Standard"/>
      <text:p text:style-name="Standard"/>
      <text:h text:style-name="P2" text:outline-level="1"><text:soft-page-break/><text:span text:style-name="T5">4. </text:span><text:span text:style-name="T1">KOUMI KOUMI</text:span>Eliza Women Oxford Heels Shoes</text:h>
      <text:section text:style-name="Sect1" text:name="Section3">
        <text:p text:style-name="P1"><text:bookmark text:name="productDesc2"/>- <text:span text:style-name="T12">Heels shoes</text:span><text:line-break/>- Material PU <text:span text:style-name="T12">leather</text:span><text:line-break/>- Warna hitam<text:line-break/>- Model <text:span text:style-name="T12">oxford shoes</text:span><text:line-break/>- <text:span text:style-name="T12">Round toe</text:span><text:line-break/>- Tali depan<text:line-break/>- <text:span text:style-name="T12">Rubber sole</text:span><text:line-break/>- Tinggi <text:span text:style-name="T12">chunky heels</text:span> 7 cm<text:line-break/>- <text:span text:style-name="T12">Size</text:span> dalam foto: 38 (23.5 cm)</text:p>
        <text:p text:style-name="P1"><text:span text:style-name="T14">RP</text:span><text:span text:style-name="T13"> </text:span><text:span text:style-name="T14">242.100</text:span> </text:p>
      </text:section>
      <text:p text:style-name="Standard"/>
      <text:h text:style-name="P2" text:outline-level="1"><text:span text:style-name="T6">5. </text:span><text:span text:style-name="T1">SOMETHING BORROWED COLLECTION</text:span>Two Tone Pumps</text:h>
      <text:section text:style-name="Sect1" text:name="Section4">
        <text:p text:style-name="P1"><text:bookmark text:name="productDesc3"/>Two Tone Pumps by Something Borrowed COLLECTION <text:line-break/><text:line-break/>- <text:span text:style-name="T12">High heels</text:span><text:line-break/>- Material <text:span text:style-name="T12">faux suede</text:span><text:line-break/>- Kombinasi warna hitam dan putih<text:line-break/>- Detail <text:span text:style-name="T12">double straps</text:span><text:line-break/>- <text:span text:style-name="T12">Adjustable buckle</text:span> dan <text:span text:style-name="T12">hook fastening</text:span><text:line-break/>- PU <text:span text:style-name="T12">insole</text:span><text:line-break/>- Resin <text:span text:style-name="T12">outsole</text:span><text:line-break/>- Tinggi <text:span text:style-name="T12">heels</text:span> 7.6 cm</text:p>
        <text:p text:style-name="P1"><text:span text:style-name="T16">RP</text:span><text:span text:style-name="T15"> </text:span><text:span text:style-name="T16">219.000</text:span> </text:p>
      </text:section>
      <text:p text:style-name="Standard"/>
      <text:h text:style-name="P2" text:outline-level="1"><text:span text:style-name="T7">6. </text:span><text:span text:style-name="T1">SOMETHING BORROWED COLLECTION</text:span>Striped Monochrome Pumps</text:h>
      <text:section text:style-name="Sect1" text:name="Section5">
        <text:p text:style-name="P1"><text:bookmark text:name="productDesc4"/>Striped Monochrome Pumps by Something Borrowed Collection<text:line-break/><text:line-break/>- <text:span text:style-name="T12">High heels</text:span><text:line-break/>- Material <text:span text:style-name="T12">faux leather</text:span><text:line-break/>- Kombinasi warna hitam dan putih<text:line-break/>- Detail <text:span text:style-name="T12">pointy toe</text:span><text:line-break/>- <text:span text:style-name="T12">Synthetic outsole</text:span><text:line-break/>- Tinggi <text:span text:style-name="T12">heels</text:span> 11 cm</text:p>
        <text:p text:style-name="P1"><text:span text:style-name="T16">RP</text:span><text:span text:style-name="T15"> </text:span><text:span text:style-name="T16">219.000</text:span> </text:p>
      </text:section>
      <text:p text:style-name="Standard"/>
      <text:p text:style-name="Standard"/>
      <text:h text:style-name="P2" text:outline-level="1"><text:soft-page-break/><text:span text:style-name="T8">7. </text:span><text:span text:style-name="T1">EMIWEST</text:span>Betrix Open Toe Heels</text:h>
      <text:section text:style-name="Sect1" text:name="Section6">
        <text:p text:style-name="P1"><text:bookmark text:name="productDesc5"/>- <text:span text:style-name="T12">High heels</text:span><text:line-break/>- Material: PU<text:line-break/>- Warna hitam<text:line-break/>- Detail <text:span text:style-name="T12">peep toe</text:span><text:line-break/>- Aksen pita depan<text:line-break/>- <text:span text:style-name="T12">Signature logo</text:span><text:line-break/>- <text:span text:style-name="T12">Ankle buckle</text:span><text:line-break/>- <text:span text:style-name="T12">Heels</text:span>: 11 cm</text:p>
        <text:p text:style-name="P1"><text:span text:style-name="T16">RP</text:span><text:span text:style-name="T15"> </text:span><text:span text:style-name="T16">229.900</text:span> </text:p>
      </text:section>
      <text:p text:style-name="Standard"/>
      <text:h text:style-name="P2" text:outline-level="1"><text:span text:style-name="T9">8. </text:span><text:span text:style-name="T1">SOMETHING BORROWED COLLECTION</text:span>Pump With Contrast Detail</text:h>
      <text:section text:style-name="Sect1" text:name="Section7">
        <text:p text:style-name="P1"><text:bookmark text:name="productDesc6"/>Pump With Contrast Detail by Something Borrowed Collection<text:line-break/><text:line-break/>- <text:span text:style-name="T12">High heels</text:span><text:line-break/>- Material <text:span text:style-name="T12">faux suede</text:span><text:line-break/>- Kombinasi warna biru dan <text:span text:style-name="T12">khaki</text:span><text:line-break/>- Detail <text:span text:style-name="T12">cut out</text:span><text:line-break/>- <text:span text:style-name="T12">Slip on style</text:span><text:line-break/>- <text:span text:style-name="T12">Pointy toe</text:span><text:line-break/>- PU <text:span text:style-name="T12">insole</text:span><text:line-break/>- <text:span text:style-name="T12">Resin outsole</text:span><text:line-break/>- Tinggi <text:span text:style-name="T12">heels</text:span> 11 cm</text:p>
        <text:p text:style-name="P1"><text:span text:style-name="T16">RP</text:span><text:span text:style-name="T15"> </text:span><text:span text:style-name="T16">219.000</text:span> </text:p>
      </text:section>
      <text:p text:style-name="Standard"/>
      <text:h text:style-name="P2" text:outline-level="1"><text:span text:style-name="T10">9. </text:span><text:span text:style-name="T1">SIDEWALK EXCLUSIVE</text:span>Paris Buttons Heels</text:h>
      <text:section text:style-name="Sect1" text:name="Section8">
        <text:p text:style-name="P1"><text:bookmark text:name="productDesc7"/>- <text:span text:style-name="T12">High heels</text:span><text:line-break/>- Kombinasi bahan <text:span text:style-name="T12">suede</text:span> dan PU<text:line-break/>- Warna hitam<text:line-break/>- <text:span text:style-name="T12">Peep toe</text:span><text:line-break/>- Detail <text:span text:style-name="T12">gold buttons</text:span><text:line-break/>- Tinggi <text:span text:style-name="T12">heels</text:span>: 11 cm</text:p>
        <text:p text:style-name="P1"><text:span text:style-name="T16">RP</text:span><text:span text:style-name="T15"> </text:span><text:span text:style-name="T16">209.000</text:span> </text:p>
      </text:section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pan text:style-name="T11">10. </text:span><text:span text:style-name="T1">SIDEWALK EXCLUSIVE</text:span>Pippi Suede Pumps</text:h>
      <text:section text:style-name="Sect1" text:name="Section9">
        <text:p text:style-name="P1"><text:bookmark text:name="productDesc8"/>Pippi Suede Pumps by Sidewalk Exclusive <text:line-break/><text:line-break/>- <text:span text:style-name="T12">Platforms heels</text:span><text:line-break/>- Kombinasi bahan <text:span text:style-name="T12">suede</text:span> dan PU<text:line-break/>- Warna <text:span text:style-name="T12">apricot</text:span><text:line-break/>- Detail <text:span text:style-name="T12">studs</text:span><text:line-break/>- Tinggi <text:span text:style-name="T12">heels</text:span>: 11.5 cm </text:p>
        <text:p text:style-name="P1"><text:span text:style-name="T16">RP</text:span><text:span text:style-name="T15"> </text:span><text:span text:style-name="T16">229.000</text:span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1:15:45.88</meta:creation-date>
    <meta:generator>LibreOffice/4.0.2.2$Windows_x86 LibreOffice_project/4c82dcdd6efcd48b1d8bba66bfe1989deee49c3</meta:generator>
    <dc:date>2013-09-04T01:23:06.70</dc:date>
    <meta:editing-duration>PT5M37S</meta:editing-duration>
    <meta:editing-cycles>10</meta:editing-cycles>
    <meta:document-statistic meta:table-count="0" meta:image-count="0" meta:object-count="0" meta:page-count="4" meta:paragraph-count="30" meta:word-count="411" meta:character-count="2251" meta:non-whitespace-character-count="1852"/>
  </office:meta>
</office:document-meta>
</file>